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de10" officeooo:paragraph-rsid="001fde10"/>
    </style:style>
    <style:style style:name="P2" style:family="paragraph" style:parent-style-name="Standard">
      <style:paragraph-properties fo:text-align="justify" style:justify-single-word="false"/>
      <style:text-properties officeooo:rsid="001fde10" officeooo:paragraph-rsid="0022fe90"/>
    </style:style>
    <style:style style:name="P3" style:family="paragraph" style:parent-style-name="Standard">
      <style:paragraph-properties fo:text-align="justify" style:justify-single-word="false"/>
      <style:text-properties officeooo:rsid="0020c6b1" officeooo:paragraph-rsid="0020c6b1"/>
    </style:style>
    <style:style style:name="P4" style:family="paragraph" style:parent-style-name="Standard">
      <style:paragraph-properties fo:text-align="justify" style:justify-single-word="false"/>
      <style:text-properties officeooo:rsid="0021fdfb" officeooo:paragraph-rsid="0021fdfb"/>
    </style:style>
    <style:style style:name="P5" style:family="paragraph" style:parent-style-name="Standard">
      <style:paragraph-properties fo:text-align="justify" style:justify-single-word="false"/>
      <style:text-properties officeooo:rsid="0022fe90" officeooo:paragraph-rsid="0022fe90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22fe90" officeooo:paragraph-rsid="0022fe90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258a37" officeooo:paragraph-rsid="00258a37"/>
    </style:style>
    <style:style style:name="P8" style:family="paragraph" style:parent-style-name="Standard">
      <style:paragraph-properties fo:text-align="justify" style:justify-single-word="false"/>
      <style:text-properties officeooo:rsid="0025ada7" officeooo:paragraph-rsid="0025ada7"/>
    </style:style>
    <style:style style:name="T1" style:family="text">
      <style:text-properties officeooo:rsid="0020c6b1"/>
    </style:style>
    <style:style style:name="T2" style:family="text">
      <style:text-properties officeooo:rsid="0021fdfb"/>
    </style:style>
    <style:style style:name="T3" style:family="text">
      <style:text-properties officeooo:rsid="0025ad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ário</text:p>
      <text:p text:style-name="P3">1. <text:span text:style-name="T2">Introdução</text:span></text:p>
      <text:p text:style-name="P3">2. Requisitos de hardware e software mínimos</text:p>
      <text:p text:style-name="P3">3. Instalação</text:p>
      <text:p text:style-name="P3">4. Uso</text:p>
      <text:p text:style-name="P3">5. Benefícios pra FGA</text:p>
      <text:p text:style-name="P3">6. Conclusão.</text:p>
      <text:p text:style-name="P1"/>
      <text:p text:style-name="P4">Introdução</text:p>
      <text:p text:style-name="P2"><text:tab/>Uma instituição ou empresa pode oferecer diversos serviços para cliente internos e externos. O aumento da estrutura organizacional pode dificultar a propagação das informações sobre quais serviços cada setor ou função é capaz de oferecer. Por outro lado, o gerenciamento das requisições dos clientes e para quais setores devem ser direcionadas podem se perder internamente gerando insatisfação e consequentemente uma baixa avaliação da empresa. <text:s/>A partir desses problemas estruturais desenvolvedores criaram softwares capazes de centralizar e difundir os serviços das instituições bem como gerir as demandas dos usuários. <text:s/></text:p>
      <text:p text:style-name="P2"><text:tab/>As características peculiares desse tipo de software acabou por criar uma categoria de soluções conhecidas como ORTS(Open-source ticket request system). <text:span text:style-name="T1">Esse tipo de solução</text:span> <text:span text:style-name="T1">centraliza o recebimento de requisições do usuário para que nenhuma delas seja perdida, replicada ou não atendida direcionando para os responsáveis internamente que cuidarão de responder satisfatoriamente o usuário. O objetivo desse trabalho é demostrar o processo de instalação e uso de um OTRS e as suas características no tocante a redes de computadores. O software escolhido pode ser encontrado na página web: </text:span><text:a xlink:type="simple" xlink:href="https://www.otrs.com/"><text:span text:style-name="T1">https://www.otrs.com/</text:span></text:a><text:span text:style-name="T1">. </text:span></text:p>
      <text:p text:style-name="P1"/>
      <text:p text:style-name="P5">Requisitos</text:p>
      <text:p text:style-name="P5"><text:tab/>O OTRS utilizado foi desenvolvido na linguagem Perl com o objetivo de ser uma aplicação Web. O manual da ferramenta recomenda para uma satisfatória instalação do OTRS que o servidor possua um dos seguintes <text:s/>requisitos:</text:p>
      <text:p text:style-name="P5"/>
      <text:list xml:id="list5155455924054390958" text:style-name="L2">
        <text:list-item>
          <text:p text:style-name="P6">Perl</text:p>
          <text:list>
            <text:list-item>
              <text:p text:style-name="P6">5.10 ou superior</text:p>
            </text:list-item>
          </text:list>
        </text:list-item>
        <text:list-item>
          <text:p text:style-name="P7">Sistema operacional</text:p>
          <text:list>
            <text:list-item>
              <text:p text:style-name="P7">Linux ou unix derivados (Ex: Ubuntu, Debian, OpenBSD, etc.)</text:p>
            </text:list-item>
          </text:list>
        </text:list-item>
        <text:list-item>
          <text:p text:style-name="P6">Servidor Web</text:p>
          <text:list>
            <text:list-item>
              <text:p text:style-name="P6">Apache2 + mod_perl2 ou superior</text:p>
            </text:list-item>
            <text:list-item>
              <text:p text:style-name="P6">Suporte para CGI</text:p>
            </text:list-item>
          </text:list>
        </text:list-item>
        <text:list-item>
          <text:p text:style-name="P6">Banco de Dados</text:p>
          <text:list>
            <text:list-item>
              <text:p text:style-name="P6">Mysql 5 ou superior</text:p>
            </text:list-item>
            <text:list-item>
              <text:p text:style-name="P6">MariaDB</text:p>
            </text:list-item>
            <text:list-item>
              <text:p text:style-name="P6">PostgresSQL 8.4 ou superior </text:p>
            </text:list-item>
            <text:list-item>
              <text:p text:style-name="P6">Oracle 10g ou superior </text:p>
            </text:list-item>
          </text:list>
        </text:list-item>
      </text:list>
      <text:p text:style-name="P5"/>
      <text:p text:style-name="P8">Para o desenvolvimento desse trabalho foram escolhidas as seguintes configuracões: Sistema operacional Ubuntu, perl 5.10, Apache 2 e PostgresSq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2:26:41.555681396</meta:creation-date>
    <dc:date>2016-06-11T16:58:36.270174490</dc:date>
    <meta:editing-duration>PT5M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305" meta:character-count="1998" meta:non-whitespace-character-count="1719"/>
  </office:meta>
</office:document-meta>
</file>